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1643bd" officeooo:paragraph-rsid="001643bd"/>
    </style:style>
    <style:style style:name="P2" style:family="paragraph" style:parent-style-name="Text_20_body">
      <style:text-properties officeooo:rsid="0016fab1" officeooo:paragraph-rsid="0016fab1"/>
    </style:style>
    <style:style style:name="P3" style:family="paragraph" style:parent-style-name="Title">
      <style:text-properties officeooo:rsid="001643bd" officeooo:paragraph-rsid="001643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quirements Analysis</text:p>
      <text:p text:style-name="P1"/>
      <text:p text:style-name="P2">To enlist the requirments we have receive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9:29:43.202999000</meta:creation-date>
    <dc:date>2016-04-29T21:33:17.211848000</dc:date>
    <meta:editing-duration>PT1H39M38S</meta:editing-duration>
    <meta:editing-cycles>1</meta:editing-cycles>
    <meta:document-statistic meta:table-count="0" meta:image-count="0" meta:object-count="0" meta:page-count="1" meta:paragraph-count="2" meta:word-count="9" meta:character-count="64" meta:non-whitespace-character-count="56"/>
    <meta:generator>LibreOffice/5.1.1.3$MacOSX_X86_64 LibreOffice_project/89f508ef3ecebd2cfb8e1def0f0ba9a803b88a6d</meta:generator>
  </office:meta>
</office:document-meta>
</file>